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15504*"/>
    </style:style>
    <style:style style:name="Tableau5.B" style:family="table-column">
      <style:table-column-properties style:column-width="5.636cm" style:rel-column-width="21727*"/>
    </style:style>
    <style:style style:name="Tableau5.C" style:family="table-column">
      <style:table-column-properties style:column-width="3.545cm" style:rel-column-width="13668*"/>
    </style:style>
    <style:style style:name="Tableau5.D" style:family="table-column">
      <style:table-column-properties style:column-width="3.796cm" style:rel-column-width="14636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0.773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top="0cm" fo:margin-bottom="0cm" fo:line-height="100%"/>
      <style:text-properties style:font-name="Liberation Serif"/>
    </style:style>
    <style:style style:name="P18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22" style:family="paragraph" style:parent-style-name="Text_20_body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8" text:outline-level="1">XXX. Analyses des besoins</text:h>
      <text:p text:style-name="P2"/>
      <text:p text:style-name="P1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9">Nom Prénom</text:p>
          </table:table-cell>
          <table:table-cell table:style-name="Tableau5.A1" office:value-type="string">
            <text:p text:style-name="P9">Mail</text:p>
          </table:table-cell>
          <table:table-cell table:style-name="Tableau5.A1" office:value-type="string">
            <text:p text:style-name="P9">Validation</text:p>
          </table:table-cell>
          <table:table-cell table:style-name="Tableau5.D1" office:value-type="string">
            <text:p text:style-name="P9">Date de validation</text:p>
          </table:table-cell>
        </table:table-row>
        <table:table-row>
          <table:table-cell table:style-name="Tableau5.A2" office:value-type="string">
            <text:p text:style-name="P10">BECHET Frederic</text:p>
          </table:table-cell>
          <table:table-cell table:style-name="Tableau5.A2" office:value-type="string">
            <text:p text:style-name="P12">frederic.bechet@lif.univ-mrs.fr</text:p>
          </table:table-cell>
          <table:table-cell table:style-name="Tableau5.A2" office:value-type="string">
            <text:p text:style-name="P12"/>
          </table:table-cell>
          <table:table-cell table:style-name="Tableau5.D2" office:value-type="string">
            <text:p text:style-name="P10"/>
          </table:table-cell>
        </table:table-row>
        <table:table-row>
          <table:table-cell table:style-name="Tableau5.A2" office:value-type="string">
            <text:p text:style-name="P10">ROUVIER Mickael</text:p>
          </table:table-cell>
          <table:table-cell table:style-name="Tableau5.A2" office:value-type="string">
            <text:p text:style-name="P12">mickael.rouvier@gmail.com</text:p>
          </table:table-cell>
          <table:table-cell table:style-name="Tableau5.A2" office:value-type="string">
            <text:p text:style-name="P12"/>
          </table:table-cell>
          <table:table-cell table:style-name="Tableau5.D2" office:value-type="string">
            <text:p text:style-name="P10"/>
          </table:table-cell>
        </table:table-row>
      </table:table>
      <text:p text:style-name="P1"/>
      <text:p text:style-name="P1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Analyses des besoins</text:p>
          </table:table-cell>
          <table:table-cell table:style-name="Tableau6.B2" office:value-type="string">
            <text:p text:style-name="P6">AnalysesDesBesoins-v2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/>
      <text:p text:style-name="P1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9">Version</text:p>
          </table:table-cell>
          <table:table-cell table:style-name="Table1.A1" office:value-type="string">
            <text:p text:style-name="P9">Nom prénom</text:p>
          </table:table-cell>
          <table:table-cell table:style-name="Table1.A1" office:value-type="string">
            <text:p text:style-name="P9">Date de création</text:p>
          </table:table-cell>
          <table:table-cell table:style-name="Table1.D1" office:value-type="string">
            <text:p text:style-name="P9">Date de modification</text:p>
          </table:table-cell>
        </table:table-row>
        <table:table-row table:style-name="Table1.2">
          <table:table-cell table:style-name="Table1.A2" office:value-type="string">
            <text:p text:style-name="P11">V.1</text:p>
          </table:table-cell>
          <table:table-cell table:style-name="Table1.A2" office:value-type="string">
            <text:p text:style-name="P10">BRUNET Pierre</text:p>
          </table:table-cell>
          <table:table-cell table:style-name="Table1.C2" office:value-type="date" office:date-value="2014-04-04">
            <text:p text:style-name="P13">04/04/14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V.2</text:p>
          </table:table-cell>
          <table:table-cell table:style-name="Table1.A2" office:value-type="string">
            <text:p text:style-name="P10">BRUNET Pierre</text:p>
          </table:table-cell>
          <table:table-cell table:style-name="Table1.C2" office:value-type="date" office:date-value="2014-04-15">
            <text:p text:style-name="P13">15/04/14</text:p>
          </table:table-cell>
          <table:table-cell table:style-name="Table1.D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Une cliente particuliere, madame [----à compléter----] a fait appel à notre équipe pour concevoir un logiciel de reconnaissance vocale pouvant exécuter certaines actions lorsque que l'on prononce certains mots clefs. </text:p>
      <text:p text:style-name="P5">L'environnement dans lequel les commandes seront dictées à la machine est un théatre, et la cliente a un accent espagnol. Ces deux éléments doivent donc être pris en compte dans les paramètres de la reconnaissance vocale.</text:p>
      <text:p text:style-name="P5"/>
      <text:p text:style-name="P22">Pour récapituler, notre groupe doit pour cela réaliser une application qui répond aux besoins de [------- à completer -----], Ces besoins principaux sont :</text:p>
      <text:p text:style-name="P8"/>
      <text:list xml:id="list2825037173619989362" text:style-name="L1">
        <text:list-item>
          <text:p text:style-name="P16">Reconnaissance de mots-clefs anglais dans un environnement théatral.</text:p>
        </text:list-item>
        <text:list-item>
          <text:p text:style-name="P16">Reconnaissance de ces mêmes mots-clefs avec et sans accent espagnol. </text:p>
        </text:list-item>
        <text:list-item>
          <text:p text:style-name="P16">Reconnaissance d'une succession mots-clefs spécifiques.</text:p>
        </text:list-item>
      </text:list>
      <text:list xml:id="list9022276928187866487" text:style-name="L2">
        <text:list-item>
          <text:p text:style-name="P17">Quand certains mots-clefs seront prononcés, l'ordinateur devra exécuter certaines opérations.</text:p>
        </text:list-item>
        <text:list-item>
          <text:p text:style-name="P17">Une interface web sera éventuellement crée afin de faciliter l'utilisation du logiciel pour la cli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7S</meta:editing-duration>
    <meta:editing-cycles>9</meta:editing-cycles>
    <meta:generator>OpenOffice/4.0.0$Win32 OpenOffice.org_project/400m3$Build-9702</meta:generator>
    <dc:date>2014-04-17T16:16:42.45</dc:date>
    <meta:document-statistic meta:table-count="3" meta:image-count="0" meta:object-count="0" meta:page-count="1" meta:paragraph-count="34" meta:word-count="194" meta:character-count="1356"/>
    <meta:user-defined meta:name="Info 1"/>
    <meta:user-defined meta:name="Info 2"/>
    <meta:user-defined meta:name="Info 3"/>
    <meta:user-defined meta:name="Info 4"/>
  </office:meta>
</office:document-meta>
</file>